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 office:mimetype="application/vnd.oasis.opendocument.text">
  <office:body>
    <office:text>
      <text:p text:style-name="Standard">
     This document checks office:mimetype support at office:document-content level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